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00" draw:textarea-horizontal-align="justify" draw:textarea-vertical-align="middle" draw:auto-grow-height="false" fo:min-height="8.75cm" fo:min-width="11.5cm"/>
    </style:style>
    <style:style style:name="gr2" style:family="graphic" style:parent-style-name="standard" style:list-style-name="L1">
      <style:graphic-properties draw:stroke="none" svg:stroke-color="#000000" draw:fill="none" draw:fill-color="#ffffff" fo:min-height="3.2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vertical-align="middle" draw:auto-grow-height="false" fo:min-height="3.5cm" fo:min-width="3.5cm" fo:wrap-option="wrap"/>
    </style:style>
    <style:style style:name="gr4" style:family="graphic" style:parent-style-name="objectwithoutfill">
      <style:graphic-properties svg:stroke-color="#ffffff" draw:fill="none" draw:fill-color="#ffffff" draw:textarea-vertical-align="middle"/>
    </style:style>
    <style:style style:name="gr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6" style:family="graphic" style:parent-style-name="standard">
      <style:graphic-properties draw:stroke="none" draw:fill="solid" draw:fill-color="#729fcf" dr3d:vertical-segments="16" dr3d:close-front="true" dr3d:close-back="true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.458cm" fo:min-width="2.33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0.104cm" fo:min-width="0.384cm"/>
    </style:style>
    <style:style style:name="gr9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0" style:family="graphic" style:parent-style-name="standard">
      <style:graphic-properties draw:stroke="none" draw:fill-color="#ffffff" dr3d:vertical-segments="16" dr3d:close-front="true" dr3d:close-back="true"/>
    </style:style>
    <style:style style:name="gr11" style:family="graphic" style:parent-style-name="standard">
      <style:graphic-properties svg:stroke-width="1.6cm" svg:stroke-color="#ff0000" draw:marker-start-width="2.6cm" draw:marker-end-width="2.6cm" draw:fill="none" draw:fill-color="#ffffff" draw:textarea-horizontal-align="justify" draw:textarea-vertical-align="middle" draw:auto-grow-height="false" fo:min-height="6.106cm" fo:min-width="6.032cm" fo:padding-top="0.925cm" fo:padding-bottom="0.925cm" fo:padding-left="1.05cm" fo:padding-right="1.05cm"/>
    </style:style>
    <style:style style:name="gr12" style:family="graphic" style:parent-style-name="objectwithoutfill">
      <style:graphic-properties svg:stroke-width="1.6cm" svg:stroke-color="#ff0000" draw:marker-start-width="2.6cm" draw:marker-end-width="2.6cm" draw:fill="none" draw:fill-color="#ffffff" draw:textarea-vertical-align="middle" fo:padding-top="0.925cm" fo:padding-bottom="0.925cm" fo:padding-left="1.05cm" fo:padding-right="1.05cm"/>
    </style:style>
    <style:style style:name="gr13" style:family="graphic" style:parent-style-name="standard">
      <style:graphic-properties draw:stroke="none" draw:fill="none" fo:min-height="5.307cm"/>
      <style:paragraph-properties style:writing-mode="lr-tb"/>
    </style:style>
    <style:style style:name="P1" style:family="paragraph">
      <loext:graphic-properties draw:fill="solid" draw:fill-color="#ffcc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left="0cm" fo:margin-right="0cm" fo:margin-top="0cm" fo:margin-bottom="0cm" fo:line-height="100%" fo:text-indent="0cm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60pt"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729fc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ddddd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text-align="center">
        <style:tab-stops/>
      </style:paragraph-properties>
      <style:text-properties fo:font-size="40pt" fo:language="zxx" fo:country="none" style:font-size-asian="6pt" style:language-asian="zxx" style:country-asian="none" style:font-size-complex="6pt" style:language-complex="zxx" style:country-complex="none"/>
    </style:style>
    <style:style style:name="P9" style:family="paragraph">
      <loext:graphic-properties draw:fill="none"/>
      <style:paragraph-properties fo:text-align="center">
        <style:tab-stops/>
      </style:paragraph-properties>
      <style:text-properties fo:font-size="40pt" fo:language="zxx" fo:country="none" style:text-underline-style="solid" style:text-underline-width="auto" style:text-underline-color="font-color" style:font-size-asian="6pt" style:language-asian="zxx" style:country-asian="none" style:font-size-complex="6pt" style:language-complex="zxx" style:country-complex="none"/>
    </style:style>
    <style:style style:name="T1" style:family="text">
      <style:text-properties fo:color="#192883" loext:opacity="100%" style:font-name="Ubuntu" fo:font-size="60pt" fo:font-weight="bold" style:font-weight-asian="bold" style:font-weight-complex="bold"/>
    </style:style>
    <style:style style:name="T2" style:family="text">
      <style:text-properties fo:color="#019add" loext:opacity="100%" style:font-name="Ubuntu" fo:font-size="60pt" fo:font-weight="bold" style:font-weight-asian="bold" style:font-weight-complex="bold"/>
    </style:style>
    <style:style style:name="T3" style:family="text">
      <style:text-properties fo:color="#009038" loext:opacity="100%" style:font-name="Ubuntu" fo:font-size="60pt" fo:font-weight="bold" style:font-weight-asian="bold" style:font-weight-complex="bold"/>
    </style:style>
    <style:style style:name="T4" style:family="text">
      <style:text-properties fo:color="#ffffff" loext:opacity="100%" style:font-name="Ubuntu" fo:font-size="60pt"/>
    </style:style>
    <style:style style:name="T5" style:family="text">
      <style:text-properties fo:font-variant="normal" fo:text-transform="none" fo:color="#192883" loext:opacity="100%" style:text-outline="false" style:text-line-through-style="none" style:text-line-through-type="none" style:font-name="Ubuntu" fo:font-size="40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19add" loext:opacity="100%" style:text-outline="false" style:text-line-through-style="none" style:text-line-through-type="none" style:font-name="Ubuntu" fo:font-size="40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038" loext:opacity="100%" style:text-outline="false" style:text-line-through-style="none" style:text-line-through-type="none" style:font-name="Ubuntu" fo:font-size="40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40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2cm" svg:height="9cm" svg:x="8.579cm" svg:y="19.30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0.25cm" svg:height="3.5cm" svg:x="9.079cm" svg:y="25.75cm">
            <draw:text-box>
              <text:p text:style-name="P2"><text:span text:style-name="T1">G</text:span><text:span text:style-name="T2">F</text:span><text:span text:style-name="T3">S</text:span><text:span text:style-name="T4">s</text:span><text:span text:style-name="T4">olar</text:span></text:p>
            </draw:text-box>
          </draw:frame>
          <draw:g>
            <draw:custom-shape draw:style-name="gr3" draw:text-style-name="P4" draw:layer="layout" svg:width="4cm" svg:height="3.75cm" svg:x="12.5cm" svg:y="23.59cm">
              <text:p/>
              <draw:enhanced-geometry draw:glue-point-type="segments" draw:type="mso-spt100" draw:modifiers="-0.0517951219540417 -179.969442253824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line draw:style-name="gr4" draw:text-style-name="P5" draw:layer="layout" svg:x1="14.5cm" svg:y1="25.39cm" svg:x2="8.5cm" svg:y2="25.39cm">
              <text:p/>
            </draw:line>
            <draw:line draw:style-name="gr4" draw:text-style-name="P5" draw:layer="layout" svg:x1="8.5cm" svg:y1="24.39cm" svg:x2="14.5cm" svg:y2="25.39cm">
              <text:p/>
            </draw:line>
            <draw:line draw:style-name="gr4" draw:text-style-name="P5" draw:layer="layout" svg:x1="8.5cm" svg:y1="23.39cm" svg:x2="14.5cm" svg:y2="25.39cm">
              <text:p/>
            </draw:line>
            <draw:line draw:style-name="gr4" draw:text-style-name="P5" draw:layer="layout" svg:x1="8.5cm" svg:y1="22.39cm" svg:x2="14.5cm" svg:y2="25.39cm">
              <text:p/>
            </draw:line>
            <draw:line draw:style-name="gr4" draw:text-style-name="P5" draw:layer="layout" svg:x1="8.5cm" svg:y1="21.39cm" svg:x2="14.5cm" svg:y2="25.39cm">
              <text:p/>
            </draw:line>
            <draw:line draw:style-name="gr4" draw:text-style-name="P5" draw:layer="layout" svg:x1="8.5cm" svg:y1="20.39cm" svg:x2="14.5cm" svg:y2="25.39cm">
              <text:p/>
            </draw:line>
            <draw:line draw:style-name="gr4" draw:text-style-name="P5" draw:layer="layout" svg:x1="8.5cm" svg:y1="19.39cm" svg:x2="14.5cm" svg:y2="25.39cm">
              <text:p/>
            </draw:line>
            <draw:line draw:style-name="gr4" draw:text-style-name="P5" draw:layer="layout" svg:x1="9.5cm" svg:y1="19.39cm" svg:x2="14.5cm" svg:y2="25.39cm">
              <text:p/>
            </draw:line>
            <draw:line draw:style-name="gr4" draw:text-style-name="P5" draw:layer="layout" svg:x1="10.5cm" svg:y1="19.39cm" svg:x2="14.5cm" svg:y2="25.39cm">
              <text:p/>
            </draw:line>
            <draw:line draw:style-name="gr4" draw:text-style-name="P5" draw:layer="layout" svg:x1="11.5cm" svg:y1="19.39cm" svg:x2="14.5cm" svg:y2="25.39cm">
              <text:p/>
            </draw:line>
            <draw:line draw:style-name="gr4" draw:text-style-name="P5" draw:layer="layout" svg:x1="12.5cm" svg:y1="19.39cm" svg:x2="14.5cm" svg:y2="25.39cm">
              <text:p/>
            </draw:line>
            <draw:line draw:style-name="gr4" draw:text-style-name="P5" draw:layer="layout" svg:x1="13.5cm" svg:y1="19.39cm" svg:x2="14.5cm" svg:y2="25.39cm">
              <text:p/>
            </draw:line>
            <draw:line draw:style-name="gr4" draw:text-style-name="P5" draw:layer="layout" svg:x1="14.5cm" svg:y1="19.39cm" svg:x2="14.5cm" svg:y2="25.39cm">
              <text:p/>
            </draw:line>
            <draw:line draw:style-name="gr4" draw:text-style-name="P5" draw:layer="layout" svg:x1="20.5cm" svg:y1="25.39cm" svg:x2="14.5cm" svg:y2="25.39cm">
              <text:p/>
            </draw:line>
            <draw:line draw:style-name="gr4" draw:text-style-name="P5" draw:layer="layout" svg:x1="20.5cm" svg:y1="24.39cm" svg:x2="14.5cm" svg:y2="25.39cm">
              <text:p/>
            </draw:line>
            <draw:line draw:style-name="gr4" draw:text-style-name="P5" draw:layer="layout" svg:x1="20.5cm" svg:y1="23.39cm" svg:x2="14.5cm" svg:y2="25.39cm">
              <text:p/>
            </draw:line>
            <draw:line draw:style-name="gr4" draw:text-style-name="P5" draw:layer="layout" svg:x1="20.5cm" svg:y1="22.39cm" svg:x2="14.5cm" svg:y2="25.39cm">
              <text:p/>
            </draw:line>
            <draw:line draw:style-name="gr4" draw:text-style-name="P5" draw:layer="layout" svg:x1="20.5cm" svg:y1="21.39cm" svg:x2="14.5cm" svg:y2="25.39cm">
              <text:p/>
            </draw:line>
            <draw:line draw:style-name="gr4" draw:text-style-name="P5" draw:layer="layout" svg:x1="20.5cm" svg:y1="20.39cm" svg:x2="14.5cm" svg:y2="25.39cm">
              <text:p/>
            </draw:line>
            <draw:line draw:style-name="gr4" draw:text-style-name="P5" draw:layer="layout" svg:x1="20.5cm" svg:y1="19.39cm" svg:x2="14.5cm" svg:y2="25.39cm">
              <text:p/>
            </draw:line>
            <draw:line draw:style-name="gr4" draw:text-style-name="P5" draw:layer="layout" svg:x1="19.5cm" svg:y1="19.39cm" svg:x2="14.5cm" svg:y2="25.39cm">
              <text:p/>
            </draw:line>
            <draw:line draw:style-name="gr4" draw:text-style-name="P5" draw:layer="layout" svg:x1="18.5cm" svg:y1="19.39cm" svg:x2="14.5cm" svg:y2="25.39cm">
              <text:p/>
            </draw:line>
            <draw:line draw:style-name="gr4" draw:text-style-name="P5" draw:layer="layout" svg:x1="17.5cm" svg:y1="19.39cm" svg:x2="14.5cm" svg:y2="25.39cm">
              <text:p/>
            </draw:line>
            <draw:line draw:style-name="gr4" draw:text-style-name="P5" draw:layer="layout" svg:x1="16.5cm" svg:y1="19.39cm" svg:x2="14.5cm" svg:y2="25.39cm">
              <text:p/>
            </draw:line>
            <draw:line draw:style-name="gr4" draw:text-style-name="P5" draw:layer="layout" svg:x1="15.5cm" svg:y1="19.39cm" svg:x2="14.5cm" svg:y2="25.39cm">
              <text:p/>
            </draw:line>
          </draw:g>
        </draw:g>
        <draw:g>
          <draw:g>
            <draw:g>
              <dr3d:scene draw:style-name="gr5" svg:width="4.75cm" svg:height="7.5cm" svg:x="12.05cm" svg:y="16.55cm" dr3d:vrp="(0 0 16885.7142857143)" dr3d:vpn="(0 0 14285.7142857143)" dr3d:projection="perspective" dr3d:distance="2.6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6" draw:layer="layout" svg:viewBox="0 -5000 2500 10000" svg:d="M0-5000h250 250 500 500 500 250 250v10000h-250-250-500-500-500-250-250z"/>
              </dr3d:scene>
              <dr3d:scene draw:style-name="gr5" svg:width="1cm" svg:height="0.5cm" svg:x="14.05cm" svg:y="16.656cm" dr3d:vrp="(0 0 16885.7142857143)" dr3d:vpn="(0 0 14285.7142857143)" dr3d:projection="perspective" dr3d:distance="2.6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6" draw:layer="layout" svg:viewBox="0 -5000 2500 10000" svg:d="M0-5000h250 250 500 500 500 250 250v10000h-250-250-500-500-500-250-250z"/>
              </dr3d:scene>
              <draw:custom-shape draw:style-name="gr7" draw:text-style-name="P6" draw:layer="layout" svg:width="4cm" svg:height="1cm" svg:x="12.418cm" svg:y="16.5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7" draw:layer="layout" svg:width="1.25cm" svg:height="0.5cm" svg:x="13.774cm" svg:y="16.6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3d:scene draw:style-name="gr9" svg:width="0.75cm" svg:height="0.5cm" svg:x="14.05cm" svg:y="16.55cm" dr3d:vrp="(0 0 16885.7142857143)" dr3d:vpn="(0 0 14285.7142857143)" dr3d:projection="perspective" dr3d:distance="2.6cm" dr3d:focal-length="10cm" dr3d:shadow-slant="0" dr3d:shade-mode="gouraud" dr3d:ambient-color="#666666" dr3d:lighting-mode="false">
                <dr3d:light dr3d:diffuse-color="#cccccc" dr3d:direction="(0.57735026918963 0.57735026918963 0.57735026918963)" dr3d:enabled="true" dr3d:specular="tru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light dr3d:diffuse-color="#000000" dr3d:direction="(0 0 1)" dr3d:enabled="false" dr3d:specular="false"/>
                <dr3d:rotate draw:style-name="gr10" draw:layer="layout" svg:viewBox="0 -5000 2500 10000" svg:d="M0-5000h250 250 500 500 500 250 250v10000h-250-250-500-500-500-250-250z"/>
              </dr3d:scene>
            </draw:g>
          </draw:g>
          <draw:g>
            <draw:custom-shape draw:style-name="gr11" draw:text-style-name="P5" draw:layer="layout" svg:width="11.5cm" svg:height="11.25cm" svg:x="8.75cm" svg:y="14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55cm" svg:y1="23.8cm" svg:x2="18.3cm" svg:y2="16.55cm">
              <text:p/>
            </draw:line>
          </draw:g>
        </draw:g>
        <draw:frame draw:style-name="gr13" draw:text-style-name="P9" draw:layer="layout" svg:width="7.625cm" svg:height="5.557cm" svg:x="4.875cm" svg:y="3.193cm">
          <draw:text-box>
            <text:p text:style-name="P8"><text:span text:style-name="T5">G</text:span><text:span text:style-name="T6">F</text:span><text:span text:style-name="T7">S</text:span></text:p>
            <text:p text:style-name="P8"><text:span text:style-name="T8">cSwitch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8T19:06:28.442759441</meta:creation-date>
    <dc:date>2024-01-30T22:48:49.441146129</dc:date>
    <meta:editing-duration>PT1H37M18S</meta:editing-duration>
    <meta:editing-cycles>3</meta:editing-cycles>
    <meta:generator>LibreOffice/7.3.7.2$Linux_X86_64 LibreOffice_project/30$Build-2</meta:generator>
    <meta:document-statistic meta:object-count="45"/>
  </office:meta>
</office:document-meta>
</file>